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ourceNode.AbstractSourceNode( final Node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ourceNode.get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urceNode.AbstractSourceNode( final URI uri , final Boolean is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ourceNode.resolveURL( AbstractMatcher matcher , URI request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bstractSourceNode.setRequired( final boolean is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urceNod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SourceNode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urceNode.AbstractSourc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ourceNode.setSourceURI( URI sour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urceNode.resolveClasspathURI( final URI sourc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